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family-generic="modern" style:font-pitch="fixed"/>
    <style:font-face style:name="Go Mono1" svg:font-family="'Go Mono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adornments="標準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.405cm"/>
      <style:paragraph-properties style:writing-mode="lr-tb"/>
    </style:style>
    <style:style style:name="gr2" style:family="graphic" style:parent-style-name="objectwithoutfill">
      <style:graphic-properties draw:marker-end="線の終点_20_5" draw:marker-end-width="0.3cm" draw:fill="none" draw:textarea-vertical-align="middle"/>
    </style:style>
    <style:style style:name="gr3" style:family="graphic" style:parent-style-name="objectwithoutfill">
      <style:graphic-properties draw:marker-end="線の終点_20_6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線の終点_20_7" draw:marker-end-width="0.3cm" draw:fill="none" draw:textarea-vertical-align="middle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9" style:family="graphic" style:parent-style-name="objectwithoutfill">
      <style:graphic-properties svg:stroke-width="0.035cm" draw:marker-start-width="0.244cm" draw:marker-end-width="0.244cm" draw:fill="none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線の終点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Go Mono"/>
    </style:style>
    <style:style style:name="T1" style:family="text">
      <style:text-properties style:font-name="Go Mono"/>
    </style:style>
    <style:style style:name="T2" style:family="text">
      <style:text-properties style:text-position="-8% 58%" style:font-name="Go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016cm" svg:x="6.715cm" svg:y="4.937cm">
          <text:p text:style-name="P1">AP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016cm" svg:x="6.715cm" svg:y="7.477cm">
          <text:p text:style-name="P1">LP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4cm" svg:y1="7.985cm" svg:x2="5.064cm" svg:y2="7.985cm">
          <text:p/>
        </draw:line>
        <draw:line draw:style-name="gr3" draw:text-style-name="P2" draw:layer="layout" svg:x1="5.445cm" svg:y1="5.445cm" svg:x2="5.445cm" svg:y2="7.604cm">
          <text:p/>
        </draw:line>
        <draw:line draw:style-name="gr4" draw:text-style-name="P2" draw:layer="layout" svg:x1="6.715cm" svg:y1="5.445cm" svg:x2="5.445cm" svg:y2="5.445cm">
          <text:p/>
        </draw:line>
        <draw:custom-shape draw:style-name="gr5" draw:text-style-name="P3" draw:layer="layout" svg:width="0.254cm" svg:height="0.254cm" svg:x="9.76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8.62cm" svg:y1="7.985cm" svg:x2="11.16cm" svg:y2="7.985cm">
          <text:p/>
        </draw:line>
        <draw:line draw:style-name="gr2" draw:text-style-name="P2" draw:layer="layout" svg:x1="5.826cm" svg:y1="7.985cm" svg:x2="6.715cm" svg:y2="7.985cm">
          <text:p/>
        </draw:line>
        <draw:g draw:style-name="gr7">
          <draw:custom-shape draw:style-name="gr8" draw:text-style-name="P1" draw:layer="layout" svg:width="0.762cm" svg:height="0.762cm" svg:x="5.064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5.191cm" svg:y1="7.985cm" svg:x2="5.699cm" svg:y2="7.985cm">
            <text:p/>
          </draw:line>
          <draw:line draw:style-name="gr9" draw:text-style-name="P2" draw:layer="layout" svg:x1="5.445cm" svg:y1="7.731cm" svg:x2="5.445cm" svg:y2="8.239cm">
            <text:p/>
          </draw:line>
        </draw:g>
        <draw:frame draw:style-name="gr10" draw:text-style-name="P4" draw:layer="layout" svg:width="0.714cm" svg:height="0.657cm" svg:x="5.445cm" svg:y="6.947cm">
          <draw:text-box>
            <text:p><text:span text:style-name="T1">-</text:span></text:p>
          </draw:text-box>
        </draw:frame>
        <draw:frame draw:style-name="gr10" draw:text-style-name="P4" draw:layer="layout" svg:width="0.714cm" svg:height="0.657cm" svg:x="4.429cm" svg:y="7.985cm">
          <draw:text-box>
            <text:p><text:span text:style-name="T1">+</text:span></text:p>
          </draw:text-box>
        </draw:frame>
        <draw:custom-shape draw:style-name="gr11" draw:text-style-name="P1" draw:layer="layout" svg:width="0.508cm" svg:height="0.508cm" draw:transform="rotate (-3.14159265358979) translate (5.699cm 6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4" draw:layer="layout" svg:width="0.714cm" svg:height="0.657cm" svg:x="4.556cm" svg:y="5.826cm">
          <draw:text-box>
            <text:p><text:span text:style-name="T1">q</text:span></text:p>
          </draw:text-box>
        </draw:frame>
        <draw:line draw:style-name="gr12" draw:text-style-name="P2" draw:layer="layout" svg:x1="9.89cm" svg:y1="5.445cm" svg:x2="8.62cm" svg:y2="5.445cm">
          <text:p/>
        </draw:line>
        <draw:line draw:style-name="gr4" draw:text-style-name="P2" draw:layer="layout" svg:x1="9.89cm" svg:y1="7.985cm" svg:x2="9.89cm" svg:y2="5.445cm">
          <text:p/>
        </draw:line>
        <draw:frame draw:style-name="gr10" draw:text-style-name="P4" draw:layer="layout" svg:width="1.56cm" svg:height="0.657cm" svg:x="2.022cm" svg:y="7.604cm">
          <draw:text-box>
            <text:p><text:span text:style-name="T1">Input</text:span></text:p>
          </draw:text-box>
        </draw:frame>
        <draw:frame draw:style-name="gr10" draw:text-style-name="P4" draw:layer="layout" svg:width="1.772cm" svg:height="0.657cm" svg:x="11.166cm" svg:y="7.604cm">
          <draw:text-box>
            <text:p><text:span text:style-name="T1">Output</text:span></text:p>
          </draw:text-box>
        </draw:frame>
        <draw:frame draw:style-name="gr10" draw:text-style-name="P4" draw:layer="layout" svg:width="0.837cm" svg:height="0.657cm" svg:x="7.187cm" svg:y="8.493cm">
          <draw:text-box>
            <text:p><text:span text:style-name="T1">c</text:span><text:span text:style-name="T2">1</text:span></text:p>
          </draw:text-box>
        </draw:frame>
        <draw:frame draw:style-name="gr10" draw:text-style-name="P4" draw:layer="layout" svg:width="0.837cm" svg:height="0.657cm" svg:x="7.187cm" svg:y="4.28cm">
          <draw:text-box>
            <text:p><text:span text:style-name="T1">c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family-generic="modern" style:font-pitch="fixed"/>
    <style:font-face style:name="Go Mono1" svg:font-family="'Go Mono'" style:font-adornments="標準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Go Mono1" fo:font-family="'Go Mono'" style:font-style-name="標準" style:font-family-generic="modern" style:font-pitch="fixed" fo:font-size="10pt" fo:font-style="normal" fo:text-shadow="none" style:text-underline-style="none" fo:font-weight="normal" style:letter-kerning="true" fo:background-color="transparent" style:font-name-asian="游ゴシック" style:font-family-asian="游ゴシック" style:font-style-name-asian="標準" style:font-family-generic-asian="swiss" style:font-pitch-asian="variable" style:font-size-asian="10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fill-gradient-name="Gradient_20_1" draw:fill-hatch-name="Red_20_90_20_Degrees_20_Crossed_20_1" draw:fill-image-name="Bitmap_20_1"/>
      <style:paragraph-properties>
        <style:tab-stops/>
      </style:paragraph-properties>
      <style:text-properties style:font-name="Go Mono1" fo:font-family="'Go Mono'" style:font-style-name="標準" style:font-family-generic="modern" style:font-pitch="fixed" fo:font-size="10pt" style:font-name-asian="游ゴシック" style:font-family-asian="游ゴシック" style:font-style-name-asian="標準" style:font-family-generic-asian="swiss" style:font-pitch-asian="variable" style:font-size-asian="10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12:24:04.991000000</meta:creation-date>
    <meta:editing-duration>PT9M55S</meta:editing-duration>
    <meta:editing-cycles>14</meta:editing-cycles>
    <meta:generator>LibreOffice/7.5.4.2$Windows_X86_64 LibreOffice_project/36ccfdc35048b057fd9854c757a8b67ec53977b6</meta:generator>
    <dc:title>A4_Landscape</dc:title>
    <dc:date>2023-06-13T12:34:08.017000000</dc:date>
    <meta:document-statistic meta:object-count="22"/>
    <meta:template xlink:type="simple" xlink:actuate="onRequest" xlink:title="A4_Landscape" xlink:href="../../../../../../AppData/Roaming/LibreOffice/4/user/template/A4_Landscape.otg" meta:date="2023-06-13T12:24:04.922000000"/>
  </office:meta>
</office:document-meta>
</file>